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fo:letter-spacing="normal" officeooo:paragraph-rsid="001de0b6"/>
    </style:style>
    <style:style style:name="P2" style:family="paragraph" style:parent-style-name="Preformatted_20_Text">
      <style:text-properties fo:font-variant="normal" fo:text-transform="none" fo:color="#212121" style:font-name="inherit" fo:font-size="12pt" fo:letter-spacing="normal" fo:language="fr" fo:country="FR" fo:font-style="normal" fo:font-weight="bold" officeooo:rsid="001de0b6" officeooo:paragraph-rsid="001de0b6" style:font-weight-asian="bold" style:font-weight-complex="bold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fo:letter-spacing="normal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fo:letter-spacing="normal" officeooo:paragraph-rsid="001ea926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fo:letter-spacing="normal" officeooo:paragraph-rsid="0042dbd0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fo:letter-spacing="normal" fo:font-weight="bold" officeooo:rsid="001de0b6" officeooo:paragraph-rsid="001de0b6" style:font-weight-asian="bold" style:font-weight-complex="bold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fo:letter-spacing="normal" fo:font-weight="normal" officeooo:rsid="001de0b6" officeooo:paragraph-rsid="001eecaf" style:font-weight-asian="normal" style:font-weight-complex="normal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inherit" fo:font-size="12pt" fo:letter-spacing="normal" fo:language="fr" fo:country="FR" fo:font-style="normal" fo:font-weight="normal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inherit" fo:font-size="12pt" fo:letter-spacing="normal" fo:language="fr" fo:country="FR" fo:font-style="normal" fo:font-weight="normal" officeooo:paragraph-rsid="0042dbd0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inherit" fo:font-size="12pt" fo:letter-spacing="normal" fo:language="fr" fo:country="FR" fo:font-style="normal" fo:font-weight="normal" officeooo:rsid="001de0b6" officeooo:paragraph-rsid="001de0b6" style:font-weight-asian="normal" style:font-weight-complex="normal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inherit" fo:font-size="12pt" fo:letter-spacing="normal" fo:language="fr" fo:country="FR" fo:font-style="normal" fo:font-weight="normal" officeooo:rsid="001de0b6" officeooo:paragraph-rsid="0042dbd0" style:font-weight-asian="bold" style:font-weight-complex="bold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inherit" fo:font-size="12pt" fo:letter-spacing="normal" fo:language="fr" fo:country="FR" fo:font-style="normal" fo:font-weight="bold" officeooo:rsid="001de0b6" officeooo:paragraph-rsid="001de0b6" style:font-weight-asian="bold" style:font-weight-complex="bold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2pt" fo:letter-spacing="normal" fo:language="fr" fo:country="FR" fo:font-style="normal" fo:font-weight="normal" officeooo:rsid="001de0b6" officeooo:paragraph-rsid="001eecaf" style:font-weight-asian="normal" style:font-weight-complex="normal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style:font-name="inherit" fo:font-size="12pt" fo:language="fr" fo:country="FR" fo:font-style="normal" fo:font-weight="bold" officeooo:rsid="001de0b6" style:font-weight-asian="bold" style:font-weight-complex="bold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style:font-name="inherit" fo:font-size="12pt" fo:language="fr" fo:country="FR" fo:font-style="normal" fo:font-weight="bold" officeooo:rsid="0021475b" officeooo:paragraph-rsid="0021475b" style:font-weight-asian="bold" style:font-weight-complex="bold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style:font-name="inherit" fo:font-size="12pt" fo:language="fr" fo:country="FR" fo:font-style="normal" fo:font-weight="bold" officeooo:rsid="0021bb24" officeooo:paragraph-rsid="0021bb24" style:font-weight-asian="bold" style:font-weight-complex="bold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style:font-name="inherit" fo:font-size="12pt" fo:language="fr" fo:country="FR" fo:font-style="normal" fo:font-weight="bold" officeooo:rsid="0031c893" officeooo:paragraph-rsid="0031c893" style:font-weight-asian="bold" style:font-weight-complex="bold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style:font-name="inherit" fo:font-size="12pt" fo:language="fr" fo:country="FR" fo:font-style="normal" fo:font-weight="normal" officeooo:rsid="0021bb24" officeooo:paragraph-rsid="0021bb24" style:font-weight-asian="normal" style:font-weight-complex="normal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style:font-name="inherit" fo:font-size="12pt" fo:language="fr" fo:country="FR" fo:font-style="normal" fo:font-weight="normal" officeooo:rsid="0031c893" officeooo:paragraph-rsid="0031c893" style:font-weight-asian="normal" style:font-weight-complex="normal"/>
    </style:style>
    <style:style style:name="P20" style:family="paragraph" style:parent-style-name="Standard">
      <style:text-properties officeooo:rsid="001aaf23" officeooo:paragraph-rsid="001aaf23"/>
    </style:style>
    <style:style style:name="P21" style:family="paragraph" style:parent-style-name="Standard">
      <style:text-properties officeooo:paragraph-rsid="001aaf23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>
      <style:text-properties fo:font-weight="bold" officeooo:rsid="001aaf23" officeooo:paragraph-rsid="001aaf23" style:font-weight-asian="bold" style:font-weight-complex="bold"/>
    </style:style>
    <style:style style:name="P24" style:family="paragraph" style:parent-style-name="Standard">
      <style:text-properties fo:font-weight="bold" officeooo:rsid="001c9724" officeooo:paragraph-rsid="001c9724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officeooo:paragraph-rsid="001aaf23"/>
    </style:style>
    <style:style style:name="P26" style:family="paragraph" style:parent-style-name="Standard">
      <style:text-properties style:text-underline-style="solid" style:text-underline-width="auto" style:text-underline-color="font-color" officeooo:rsid="001aaf23" officeooo:paragraph-rsid="001aaf23"/>
    </style:style>
    <style:style style:name="P27" style:family="paragraph" style:parent-style-name="Standard">
      <style:text-properties fo:font-weight="normal" officeooo:rsid="001b3b85" officeooo:paragraph-rsid="001b3b85" style:font-weight-asian="normal" style:font-weight-complex="normal"/>
    </style:style>
    <style:style style:name="P28" style:family="paragraph" style:parent-style-name="Standard">
      <style:text-properties fo:font-variant="normal" fo:text-transform="none" fo:color="#212121" style:font-name="inherit" fo:font-size="12pt" fo:letter-spacing="normal" fo:language="fr" fo:country="FR" fo:font-style="normal" fo:font-weight="normal" officeooo:paragraph-rsid="001aaf23"/>
    </style:style>
    <style:style style:name="P29" style:family="paragraph" style:parent-style-name="Standard">
      <style:text-properties fo:font-variant="normal" fo:text-transform="none" fo:color="#212121" style:font-name="arial" fo:font-size="12pt" fo:letter-spacing="normal" fo:font-style="normal" fo:font-weight="bold" officeooo:rsid="001b3b85" officeooo:paragraph-rsid="001b3b85" style:font-size-asian="12pt" style:font-weight-asian="bold" style:font-size-complex="12pt" style:font-weight-complex="bold"/>
    </style:style>
    <style:style style:name="P30" style:family="paragraph" style:parent-style-name="Standard">
      <style:text-properties fo:font-variant="normal" fo:text-transform="none" fo:color="#212121" style:font-name="arial" fo:font-size="12pt" fo:letter-spacing="normal" fo:font-style="normal" fo:font-weight="bold" officeooo:rsid="001de0b6" officeooo:paragraph-rsid="001de0b6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5pt" fo:font-weight="bold" officeooo:rsid="003df4f0" officeooo:paragraph-rsid="003df4f0" style:font-size-asian="15pt" style:font-weight-asian="bold" style:font-size-complex="15pt" style:font-weight-complex="bold"/>
    </style:style>
    <style:style style:name="P32" style:family="paragraph" style:parent-style-name="Standard">
      <style:text-properties style:font-name="Liberation Serif" officeooo:paragraph-rsid="001b3b85"/>
    </style:style>
    <style:style style:name="P33" style:family="paragraph" style:parent-style-name="Standard">
      <style:text-properties style:font-name="Liberation Serif" officeooo:rsid="001aaf23" officeooo:paragraph-rsid="001aaf23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inherit" fo:font-size="12pt" fo:letter-spacing="normal" fo:language="fr" fo:country="FR" fo:font-style="normal" fo:font-weight="bold" officeooo:rsid="001de0b6" officeooo:paragraph-rsid="0042dbd0" style:font-weight-asian="bold" style:font-weight-complex="bold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inherit" fo:font-size="12pt" fo:letter-spacing="normal" fo:language="fr" fo:country="FR" fo:font-style="normal" fo:font-weight="normal"/>
    </style:style>
    <style:style style:name="P36" style:family="paragraph">
      <loext:graphic-properties draw:fill-color="#999999"/>
    </style:style>
    <style:style style:name="P37" style:family="paragraph">
      <style:paragraph-properties fo:text-align="center"/>
    </style:style>
    <style:style style:name="P38" style:family="paragraph">
      <style:paragraph-properties fo:text-align="center"/>
      <style:text-properties fo:font-weight="bold" style:font-weight-asian="bold" style:font-weight-complex="bold"/>
    </style:style>
    <style:style style:name="P39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-color="#999999"/>
      <style:text-properties fo:font-size="12pt"/>
    </style:style>
    <style:style style:name="T1" style:family="text">
      <style:text-properties officeooo:rsid="001aaf23"/>
    </style:style>
    <style:style style:name="T2" style:family="text">
      <style:text-properties fo:font-style="normal" style:text-underline-style="solid" style:text-underline-width="auto" style:text-underline-color="font-color" officeooo:rsid="001aaf23" style:font-style-asian="normal" style:font-style-complex="normal"/>
    </style:style>
    <style:style style:name="T3" style:family="text">
      <style:text-properties style:font-name="inherit" fo:font-size="12pt" fo:language="fr" fo:country="FR" fo:font-style="normal"/>
    </style:style>
    <style:style style:name="T4" style:family="text">
      <style:text-properties style:font-name="inherit" fo:font-size="12pt" fo:language="fr" fo:country="FR" fo:font-style="normal" fo:font-weight="normal"/>
    </style:style>
    <style:style style:name="T5" style:family="text">
      <style:text-properties style:font-name="inherit" fo:font-size="12pt" fo:language="fr" fo:country="FR" fo:font-style="normal" fo:font-weight="normal" style:font-weight-asian="normal" style:font-weight-complex="normal"/>
    </style:style>
    <style:style style:name="T6" style:family="text">
      <style:text-properties style:font-name="inherit" fo:font-size="12pt" fo:language="fr" fo:country="FR" fo:font-style="normal" fo:font-weight="normal" officeooo:rsid="001de0b6" style:font-weight-asian="normal" style:font-weight-complex="normal"/>
    </style:style>
    <style:style style:name="T7" style:family="text">
      <style:text-properties style:font-name="inherit" fo:font-size="12pt" fo:language="fr" fo:country="FR" fo:font-style="normal" fo:font-weight="normal" officeooo:rsid="00423f28" style:font-weight-asian="normal" style:font-weight-complex="normal"/>
    </style:style>
    <style:style style:name="T8" style:family="text">
      <style:text-properties style:font-name="inherit" fo:font-size="12pt" fo:language="fr" fo:country="FR" fo:font-style="normal" fo:font-weight="normal" officeooo:rsid="0042dbd0" style:font-weight-asian="normal" style:font-weight-complex="normal"/>
    </style:style>
    <style:style style:name="T9" style:family="text">
      <style:text-properties style:font-name="inherit" fo:font-size="12pt" fo:language="fr" fo:country="FR" fo:font-style="normal" fo:font-weight="normal" officeooo:rsid="001de0b6"/>
    </style:style>
    <style:style style:name="T10" style:family="text">
      <style:text-properties style:font-name="inherit" fo:font-size="12pt" fo:language="fr" fo:country="FR" fo:font-style="normal" fo:font-weight="normal" officeooo:rsid="001eecaf"/>
    </style:style>
    <style:style style:name="T11" style:family="text">
      <style:text-properties style:font-name="inherit" fo:font-size="12pt" fo:language="fr" fo:country="FR" fo:font-style="normal" fo:font-weight="normal" officeooo:rsid="0042dbd0"/>
    </style:style>
    <style:style style:name="T12" style:family="text">
      <style:text-properties fo:font-size="12pt" fo:font-weight="bold" officeooo:rsid="001d9291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212121" style:font-name="inherit" fo:font-size="12pt" fo:letter-spacing="normal" fo:language="fr" fo:country="FR" fo:font-style="normal" fo:font-weight="normal"/>
    </style:style>
    <style:style style:name="T14" style:family="text">
      <style:text-properties fo:font-variant="normal" fo:text-transform="none" fo:color="#212121" style:font-name="inherit" fo:font-size="12pt" fo:letter-spacing="normal" fo:language="fr" fo:country="FR" fo:font-style="normal" fo:font-weight="normal" officeooo:rsid="001aaf23"/>
    </style:style>
    <style:style style:name="T15" style:family="text">
      <style:text-properties fo:font-variant="normal" fo:text-transform="none" fo:color="#212121" style:font-name="arial" fo:font-size="12pt" fo:letter-spacing="normal" fo:font-style="normal" fo:font-weight="normal"/>
    </style:style>
    <style:style style:name="T16" style:family="text">
      <style:text-properties fo:font-variant="normal" fo:text-transform="none" fo:color="#212121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212121" fo:font-size="12pt" fo:letter-spacing="normal" fo:language="fr" fo:country="FR" fo:font-style="normal" fo:font-weight="normal"/>
    </style:style>
    <style:style style:name="T18" style:family="text">
      <style:text-properties fo:font-variant="normal" fo:text-transform="none" fo:color="#212121" fo:font-size="12pt" fo:letter-spacing="normal" fo:language="fr" fo:country="FR" fo:font-style="normal" fo:font-weight="normal" officeooo:rsid="00417b97"/>
    </style:style>
    <style:style style:name="T19" style:family="text">
      <style:text-properties style:font-name="arial" fo:font-size="12pt" fo:language="fr" fo:country="FR" fo:font-style="normal"/>
    </style:style>
    <style:style style:name="T20" style:family="text">
      <style:text-properties style:font-name="arial" fo:font-size="12pt" fo:language="fr" fo:country="FR" fo:font-style="normal" officeooo:rsid="001eecaf"/>
    </style:style>
    <style:style style:name="T21" style:family="text">
      <style:text-properties style:font-name="arial" fo:font-size="12pt" fo:language="fr" fo:country="FR" fo:font-style="normal" fo:font-weight="normal" style:font-weight-asian="normal" style:font-weight-complex="normal"/>
    </style:style>
    <style:style style:name="T22" style:family="text">
      <style:text-properties style:font-name="arial" fo:font-size="12pt" fo:language="fr" fo:country="FR" fo:font-style="normal" officeooo:rsid="0042dbd0"/>
    </style:style>
    <style:style style:name="T23" style:family="text">
      <style:text-properties officeooo:rsid="0022e753"/>
    </style:style>
    <style:style style:name="T24" style:family="text">
      <style:text-properties officeooo:rsid="00358d0b"/>
    </style:style>
    <style:style style:name="T25" style:family="text">
      <style:text-properties officeooo:rsid="0036376d"/>
    </style:style>
    <style:style style:name="T26" style:family="text">
      <style:text-properties officeooo:rsid="00417b97"/>
    </style:style>
    <style:style style:name="T27" style:family="text">
      <style:text-properties officeooo:rsid="0042dbd0"/>
    </style:style>
    <style:style style:name="T28" style:family="text">
      <style:text-properties officeooo:rsid="004451f9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999999" draw:textarea-horizontal-align="justify" draw:textarea-vertical-align="middle" draw:auto-grow-height="false" fo:min-height="1.958cm" fo:min-width="0.159cm" style:run-through="foreground"/>
    </style:style>
    <style:style style:name="gr3" style:family="graphic">
      <style:graphic-properties draw:textarea-horizontal-align="justify" draw:textarea-vertical-align="middle" draw:auto-grow-height="false" fo:min-height="1.349cm" fo:min-width="3.228cm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999999" draw:textarea-horizontal-align="justify" draw:textarea-vertical-align="middle" draw:auto-grow-height="false" fo:min-height="1.759cm" fo:min-width="0.143cm" style:run-through="foreground"/>
    </style:style>
    <style:style style:name="gr7" style:family="graphic">
      <style:graphic-properties draw:fill-color="#999999" draw:textarea-horizontal-align="justify" draw:textarea-vertical-align="middle" draw:auto-grow-height="false" fo:min-height="2.006cm" fo:min-width="0.146cm" style:run-through="foreground"/>
    </style:style>
    <style:style style:name="gr8" style:family="graphic">
      <style:graphic-properties draw:fill-color="#999999" draw:textarea-horizontal-align="justify" draw:textarea-vertical-align="middle" draw:auto-grow-height="false" fo:min-height="1.998cm" fo:min-width="0.143cm" style:run-through="foreground"/>
    </style:style>
    <style:style style:name="gr9" style:family="graphic">
      <style:graphic-properties draw:fill-color="#999999" draw:textarea-horizontal-align="justify" draw:textarea-vertical-align="middle" draw:auto-grow-height="false" fo:min-height="1.764cm" fo:min-width="0.145cm" style:run-through="foreground"/>
    </style:style>
    <style:style style:name="gr10" style:family="graphic">
      <style:graphic-properties draw:fill-color="#999999" draw:textarea-horizontal-align="justify" draw:textarea-vertical-align="middle" draw:auto-grow-height="false" fo:min-height="1.755cm" fo:min-width="0.145cm" style:run-through="foreground"/>
    </style:style>
    <style:style style:name="gr11" style:family="graphic">
      <style:graphic-properties draw:fill-color="#999999" draw:textarea-horizontal-align="justify" draw:textarea-vertical-align="middle" draw:auto-grow-height="false" fo:min-height="1.762cm" fo:min-width="0.145cm" style:run-through="foreground"/>
    </style:style>
    <style:style style:name="gr12" style:family="graphic">
      <style:graphic-properties draw:textarea-horizontal-align="justify" draw:textarea-vertical-align="middle" draw:auto-grow-height="false" fo:min-height="1.212cm" fo:min-width="2.9cm" style:run-through="foreground"/>
    </style:style>
    <style:style style:name="gr13" style:family="graphic">
      <style:graphic-properties draw:textarea-horizontal-align="justify" draw:textarea-vertical-align="middle" draw:auto-grow-height="false" fo:min-height="1.214cm" fo:min-width="3.351cm" style:run-through="foreground"/>
    </style:style>
    <style:style style:name="gr14" style:family="graphic">
      <style:graphic-properties draw:textarea-horizontal-align="justify" draw:textarea-vertical-align="middle" draw:auto-grow-height="false" fo:min-height="1.212cm" fo:min-width="3.3cm" style:run-through="foreground"/>
    </style:style>
    <style:style style:name="gr15" style:family="graphic">
      <style:graphic-properties draw:textarea-horizontal-align="justify" draw:textarea-vertical-align="middle" draw:auto-grow-height="false" fo:min-height="1.212cm" fo:min-width="2.671cm" style:run-through="foreground"/>
    </style:style>
    <style:style style:name="gr16" style:family="graphic">
      <style:graphic-properties draw:textarea-horizontal-align="justify" draw:textarea-vertical-align="middle" draw:auto-grow-height="false" fo:min-height="1.212cm" fo:min-width="1.196cm" style:run-through="foreground"/>
    </style:style>
    <style:style style:name="gr17" style:family="graphic">
      <style:graphic-properties draw:fill-color="#999999" draw:textarea-horizontal-align="justify" draw:textarea-vertical-align="middle" draw:auto-grow-height="false" fo:min-height="1.76cm" fo:min-width="0.145cm" style:run-through="foreground"/>
    </style:style>
    <style:style style:name="gr18" style:family="graphic">
      <style:graphic-properties draw:fill-color="#999999" draw:textarea-horizontal-align="justify" draw:textarea-vertical-align="middle" draw:auto-grow-height="false" fo:min-height="1.759cm" fo:min-width="0.145cm" style:run-through="foreground"/>
    </style:style>
    <style:style style:name="gr19" style:family="graphic">
      <style:graphic-properties draw:fill-color="#999999" draw:textarea-horizontal-align="justify" draw:textarea-vertical-align="middle" draw:auto-grow-height="false" fo:min-height="1.76cm" fo:min-width="0.143cm" style:run-through="foreground"/>
    </style:style>
    <style:style style:name="gr20" style:family="graphic">
      <style:graphic-properties draw:fill-color="#999999" draw:textarea-horizontal-align="justify" draw:textarea-vertical-align="middle" draw:auto-grow-height="false" fo:min-height="1.762cm" fo:min-width="0.143cm" style:run-through="foreground"/>
    </style:style>
    <style:style style:name="gr21" style:family="graphic">
      <style:graphic-properties draw:textarea-horizontal-align="justify" draw:textarea-vertical-align="middle" draw:auto-grow-height="false" fo:min-height="1.215cm" fo:min-width="1.69cm" style:run-through="foreground"/>
    </style:style>
    <style:style style:name="gr22" style:family="graphic">
      <style:graphic-properties draw:textarea-horizontal-align="justify" draw:textarea-vertical-align="middle" draw:auto-grow-height="false" fo:min-height="1.21cm" fo:min-width="2.902cm" style:run-through="foreground"/>
    </style:style>
    <style:style style:name="gr23" style:family="graphic">
      <style:graphic-properties draw:textarea-horizontal-align="justify" draw:textarea-vertical-align="middle" draw:auto-grow-height="false" fo:min-height="1.214cm" fo:min-width="2.9cm" style:run-through="foreground"/>
    </style:style>
    <style:style style:name="gr24" style:family="graphic">
      <style:graphic-properties draw:fill-color="#999999" draw:textarea-horizontal-align="justify" draw:textarea-vertical-align="middle" draw:auto-grow-height="false" fo:min-height="1.757cm" fo:min-width="0.141cm" style:run-through="foreground"/>
    </style:style>
    <style:style style:name="gr25" style:family="graphic">
      <style:graphic-properties draw:fill-color="#999999" draw:textarea-horizontal-align="justify" draw:textarea-vertical-align="middle" draw:auto-grow-height="false" fo:min-height="1.755cm" fo:min-width="0.139cm" style:run-through="foreground"/>
    </style:style>
    <style:style style:name="gr26" style:family="graphic">
      <style:graphic-properties draw:fill-color="#999999" draw:textarea-horizontal-align="justify" draw:textarea-vertical-align="middle" draw:auto-grow-height="false" fo:min-height="1.757cm" fo:min-width="0.143cm" style:run-through="foreground"/>
    </style:style>
    <style:style style:name="gr27" style:family="graphic">
      <style:graphic-properties draw:fill-color="#999999" draw:textarea-horizontal-align="justify" draw:textarea-vertical-align="middle" draw:auto-grow-height="false" fo:min-height="1.76cm" fo:min-width="0.139cm" style:run-through="foreground"/>
    </style:style>
    <style:style style:name="gr28" style:family="graphic">
      <style:graphic-properties draw:textarea-horizontal-align="justify" draw:textarea-vertical-align="middle" draw:auto-grow-height="false" fo:min-height="1.21cm" fo:min-width="2.9cm" style:run-through="foreground"/>
    </style:style>
    <style:style style:name="gr29" style:family="graphic">
      <style:graphic-properties draw:textarea-horizontal-align="justify" draw:textarea-vertical-align="middle" draw:auto-grow-height="false" fo:min-height="1.212cm" fo:min-width="2.896cm" style:run-through="foreground"/>
    </style:style>
    <style:style style:name="gr30" style:family="graphic">
      <style:graphic-properties draw:textarea-horizontal-align="justify" draw:textarea-vertical-align="middle" draw:auto-grow-height="false" fo:min-height="1.212cm" fo:min-width="3.325cm" style:run-through="foreground"/>
    </style:style>
    <style:style style:name="gr31" style:family="graphic">
      <style:graphic-properties draw:textarea-horizontal-align="justify" draw:textarea-vertical-align="middle" draw:auto-grow-height="false" fo:min-height="1.212cm" fo:min-width="2.898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Itération 1 groupe 1 </text:p>
      <text:p text:style-name="P24">Exercice 7.1 :</text:p>
      <text:p text:style-name="P22">Que fait cette application?</text:p>
      <text:p text:style-name="P32"><text:span text:style-name="T1">L’application est un jeu d’aventure </text:span><text:bookmark text:name="tw-target-text"/><text:span text:style-name="T17">basé sur du texte </text:span><text:span text:style-name="T18">écrit </text:span><text:span text:style-name="T1"><text:s/>en lignes de commandes.</text:span></text:p>
      <text:p text:style-name="P33"/>
      <text:p text:style-name="P23">Quelles commandes le jeu accepte-t-il?</text:p>
      <text:p text:style-name="P20">Le jeu accepte les commandes : help, go, quitte.</text:p>
      <text:p text:style-name="P20"/>
      <text:p text:style-name="P23">Que fait chaque commande?</text:p>
      <text:p text:style-name="P25">Help :</text:p>
      <text:p text:style-name="P28"><text:tab/>Imprime des informations d'aide.</text:p>
      <text:p text:style-name="P8"><text:tab/>Nous imprimons ici un message stupide, cryptique et une liste des</text:p>
      <text:p text:style-name="P8"><text:tab/>mots de commande</text:p>
      <text:p text:style-name="Standard"/>
      <text:p text:style-name="P21"><text:span text:style-name="T2">go :</text:span><text:line-break/><text:tab/><text:span text:style-name="T15">Essayez d'aller dans une direction. S'il y a une sortie, entrez la nouvelle salle, <text:tab/>sinon affiche un message d'erreur.</text:span></text:p>
      <text:p text:style-name="P26">quitte :</text:p>
      <text:p text:style-name="P28"><text:tab/>Vérifie le reste de la commande pour voir</text:p>
      <text:p text:style-name="P21"><text:span text:style-name="T14"><text:tab/>s</text:span><text:span text:style-name="T13">i nous avons vraiment quitté la partie.</text:span></text:p>
      <text:p text:style-name="P28"><text:tab/>retour true, si cette commande quitte le jeu, false sinon.</text:p>
      <text:p text:style-name="P28"/>
      <text:p text:style-name="P23">Combien de pièces y a-t-il dans le scénario?</text:p>
      <text:p text:style-name="P27">Il y <text:span text:style-name="T26">a directions</text:span> dans le jeu : north, south, east, west.</text:p>
      <text:p text:style-name="P27"><text:line-break/><text:span text:style-name="T12">la</text:span><text:span text:style-name="T16"> carte des salles existantes :</text:span></text:p>
      <text:p text:style-name="P29"><draw:g text:anchor-type="paragraph" draw:z-index="0" draw:style-name="gr1"><draw:custom-shape draw:name="Forme2" draw:style-name="gr2" draw:text-style-name="P36" svg:width="0.16cm" svg:height="1.959cm" draw:transform="rotate (-1.56381500978692) translate (11.6469583333333cm 4.333875cm)"><text:p/><draw:enhanced-geometry svg:viewBox="0 0 21600 21600" draw:mirror-horizontal="false" draw:mirror-vertical="false" draw:type="rectangle" draw:enhanced-path="M 0 0 L 21600 0 21600 21600 0 21600 0 0 Z N"/></draw:custom-shape><draw:custom-shape draw:name="Forme2" draw:style-name="gr2" draw:text-style-name="P36" svg:width="0.16cm" svg:height="1.959cm" svg:x="8.209cm" svg:y="2.383cm"><text:p/><draw:enhanced-geometry svg:viewBox="0 0 21600 21600" draw:type="rectangle" draw:enhanced-path="M 0 0 L 21600 0 21600 21600 0 21600 0 0 Z N"/></draw:custom-shape><draw:custom-shape draw:name="Forme1" draw:style-name="gr3" draw:text-style-name="P38" svg:width="3.229cm" svg:height="1.35cm" svg:x="6.695cm" svg:y="3.785cm"><text:p text:style-name="P37"><text:span text:style-name="T29">lab</text:span></text:p><draw:enhanced-geometry svg:viewBox="0 0 21600 21600" draw:mirror-horizontal="false" draw:mirror-vertical="false" draw:type="rectangle" draw:enhanced-path="M 0 0 L 21600 0 21600 21600 0 21600 0 0 Z N"/></draw:custom-shape><draw:g draw:style-name="gr4"><draw:custom-shape draw:name="Forme2" draw:style-name="gr2" draw:text-style-name="P36" svg:width="0.16cm" svg:height="1.959cm" draw:transform="rotate (-1.56381500978692) translate (11.5428888888889cm 2.08491666666667cm)"><text:p/><draw:enhanced-geometry svg:viewBox="0 0 21600 21600" draw:mirror-horizontal="false" draw:mirror-vertical="false" draw:type="rectangle" draw:enhanced-path="M 0 0 L 21600 0 21600 21600 0 21600 0 0 Z N"/></draw:custom-shape><draw:custom-shape draw:name="Forme2" draw:style-name="gr2" draw:text-style-name="P36" svg:width="0.16cm" svg:height="1.959cm" draw:transform="rotate (-1.56381500978692) translate (6.93913888888889cm 2.08491666666667cm)"><text:p/><draw:enhanced-geometry svg:viewBox="0 0 21600 21600" draw:mirror-horizontal="false" draw:mirror-vertical="false" draw:type="rectangle" draw:enhanced-path="M 0 0 L 21600 0 21600 21600 0 21600 0 0 Z N"/></draw:custom-shape><draw:custom-shape draw:name="Forme1" draw:style-name="gr3" draw:text-style-name="P38" svg:width="3.229cm" svg:height="1.35cm" svg:x="2.171cm" svg:y="1.51cm"><text:p text:style-name="P37"><text:span text:style-name="T29">pub</text:span></text:p><draw:enhanced-geometry svg:viewBox="0 0 21600 21600" draw:type="rectangle" draw:enhanced-path="M 0 0 L 21600 0 21600 21600 0 21600 0 0 Z N"/></draw:custom-shape><draw:custom-shape draw:name="Forme1" draw:style-name="gr3" draw:text-style-name="P38" svg:width="3.229cm" svg:height="1.35cm" svg:x="6.695cm" svg:y="1.536cm"><text:p text:style-name="P37"><text:span text:style-name="T29">outside</text:span></text:p><draw:enhanced-geometry svg:viewBox="0 0 21600 21600" draw:type="rectangle" draw:enhanced-path="M 0 0 L 21600 0 21600 21600 0 21600 0 0 Z N"/></draw:custom-shape><draw:custom-shape draw:name="Forme1" draw:style-name="gr3" draw:text-style-name="P39" svg:width="3.229cm" svg:height="1.35cm" svg:x="11.246cm" svg:y="1.51cm"><text:p text:style-name="P37"><text:span text:style-name="T30">theatre</text:span></text:p><draw:enhanced-geometry svg:viewBox="0 0 21600 21600" draw:type="rectangle" draw:enhanced-path="M 0 0 L 21600 0 21600 21600 0 21600 0 0 Z N"/></draw:custom-shape></draw:g><draw:custom-shape draw:name="Forme1" draw:style-name="gr3" draw:text-style-name="P38" svg:width="3.229cm" svg:height="1.35cm" svg:x="11.352cm" svg:y="3.838cm"><text:p text:style-name="P37"><text:span text:style-name="T29">office</text:span></text:p><draw:enhanced-geometry svg:viewBox="0 0 21600 21600" draw:mirror-horizontal="false" draw:mirror-vertical="false" draw:type="rectangle" draw:enhanced-path="M 0 0 L 21600 0 21600 21600 0 21600 0 0 Z N"/></draw:custom-shape></draw:g><draw:frame text:anchor-type="paragraph" draw:z-index="1" draw:name="Forme3" draw:style-name="gr5" draw:text-style-name="P40" svg:width="0.107cm" svg:height="0.489cm" svg:x="2.997cm" svg:y="0.081cm"><draw:text-box><text:p/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Exercice 7.2 :</text:p>
      <text:p text:style-name="P2">Game.java :</text:p>
      <text:p text:style-name="P1"><text:span text:style-name="T6">Cette classe est la </text:span><text:span text:style-name="T7">classe</text:span><text:span text:style-name="T6"> principale de l'application </text:span><text:span text:style-name="T4">"World of Zuul".</text:span></text:p>
      <text:p text:style-name="P8">Pour jouer à ce jeu, créez une instance de cette classe et appele<text:span text:style-name="T27">r</text:span> l<text:span text:style-name="T27">a méthode </text:span>"play" .</text:p>
      <text:p text:style-name="P5"><text:span text:style-name="T4">Cette classe principale crée et initialise tou</text:span><text:span text:style-name="T11">tes</text:span><text:span text:style-name="T4"> les autres, elle crée </text:span><text:span text:style-name="T11">le parseur et</text:span><text:span text:style-name="T4"> tout</text:span><text:span text:style-name="T9">es les </text:span><text:span text:style-name="T4">chambres, et démarre le jeu.</text:span></text:p>
      <text:p text:style-name="P34">Room.java :</text:p>
      <text:p text:style-name="P4"><text:bookmark text:name="tw-target-text2"/><text:span text:style-name="T6">Une "salle" représente un endroit dans le décor du jeu, </text:span><text:span text:style-name="T8">elle </text:span><text:span text:style-name="T6">est </text:span><text:span text:style-name="T4">connecté</text:span><text:span text:style-name="T11">e</text:span><text:span text:style-name="T4"> à d'autres salles via des sorties. Les sorties sont étiquetées nord, est, sud, ouest. </text:span><text:soft-page-break/><text:span text:style-name="T4">Pour chaque direction, la pièce stocke une référence </text:span><text:span text:style-name="T11">de </text:span><text:span text:style-name="T4">la pièce voisine, ou null s'il n'y a pas de sortie dans cette direction.</text:span></text:p>
      <text:p text:style-name="P10"/>
      <text:p text:style-name="P6"><text:span text:style-name="T3">Command.java :</text:span><text:span text:style-name="T5"><text:line-break/></text:span><text:span text:style-name="T21">Cette classe contient des informations sur une commande émise par l'utilisateur. </text:span></text:p>
      <text:p text:style-name="P7"><text:span text:style-name="T19">Une commande est actuellement composée de deux chaînes: un mot de commande et un </text:span><text:span text:style-name="T20">autre.</text:span><text:span text:style-name="T19"> </text:span></text:p>
      <text:p text:style-name="P13">La façon dont ceci est utilisé est:</text:p>
      <text:p text:style-name="P13"><text:tab/>- Les commandes sont déjà vérifiées pour être valide.</text:p>
      <text:p text:style-name="P7"><text:span text:style-name="T19"><text:tab/>- </text:span><text:span text:style-name="T20">le </text:span><text:span text:style-name="T19">mot de commande : <text:s/>Si l'utilisateur </text:span><text:span text:style-name="T22">écrit </text:span><text:span text:style-name="T19">une commande non valide (un mot <text:tab/>qui n'est pas connu) alors le mot de commande est <text:s/>null.</text:span></text:p>
      <text:p text:style-name="P13"><text:tab/>- Si la commande n'a qu'un mot, le deuxième mot est <text:s/>null.</text:p>
      <text:p text:style-name="P13"/>
      <text:p text:style-name="P12">Parser.java :</text:p>
      <text:p text:style-name="P8">Chaque fois qu'il est appelé, il lit une ligne du terminal et</text:p>
      <text:p text:style-name="P8">tente d'interpréter la ligne comme une commande de deux mots. Il retourne la commande en tant qu'objet de la classe Command.</text:p>
      <text:p text:style-name="P3"><text:soft-page-break/><text:span text:style-name="T4">L</text:span><text:span text:style-name="T11">e parseur</text:span><text:span text:style-name="T4"> possède un ensemble de mots de commande connus. Il vérifie les entrées de l'utilisateur </text:span><text:span text:style-name="T10">avec </text:span><text:span text:style-name="T4">les commandes connues, et si l'entrée n'est pas une des commandes connues, elle retourne un objet de commande qui est marqué comme une commande inconnue.</text:span></text:p>
      <text:p text:style-name="P12"/>
      <text:p text:style-name="P12">CommandWords.java :</text:p>
      <text:p text:style-name="P11"><text:bookmark text:name="tw-target-text4"/>Cette classe contient une énumération de tous les mots de commande connus du jeu.</text:p>
      <text:p text:style-name="P9">Il est utilisé pour reconnaître les commandes au fur et à mesure de leur saisie.</text:p>
      <text:p text:style-name="P14"/>
      <text:p text:style-name="P15">Exercice 7.2.1 : </text:p>
      <text:p text:style-name="P15">Fait.</text:p>
      <text:p text:style-name="P15"/>
      <text:p text:style-name="P15">Exercice 7.3 :</text:p>
      <text:p text:style-name="P18">Pour l’instant on a imaginé un personnage qui <text:s/>se balade dans une cité égyptienne ancienne, scénario <text:s/>à développe<text:span text:style-name="T25">r</text:span> prochainement…</text:p>
      <text:p text:style-name="P18"><text:soft-page-break/></text:p>
      <text:p text:style-name="P18"/>
      <text:p text:style-name="P18"/>
      <text:p text:style-name="P18"/>
      <text:p text:style-name="P16">Exercice 7.3.2 :</text:p>
      <text:p text:style-name="P18">le plan du <text:span text:style-name="T23">scénario</text:span> :</text:p>
      <text:p text:style-name="P18"><draw:g text:anchor-type="paragraph" draw:z-index="2" draw:style-name="gr1"><draw:g draw:style-name="gr4"><draw:custom-shape draw:name="Forme2" draw:style-name="gr6" draw:text-style-name="P36" svg:width="0.144cm" svg:height="1.759cm" draw:transform="skewX (0.0120427718387609) rotate (-3.13164427685343) translate (8.8265cm 8.99984722222222cm)"><text:p/><draw:enhanced-geometry svg:viewBox="0 0 21600 21600" draw:mirror-horizontal="false" draw:mirror-vertical="false" draw:type="rectangle" draw:enhanced-path="M 0 0 L 21600 0 21600 21600 0 21600 0 0 Z N"/></draw:custom-shape><draw:g draw:style-name="gr4"><draw:custom-shape draw:name="Forme2" draw:style-name="gr7" draw:text-style-name="P41" svg:width="0.147cm" svg:height="2.006cm" draw:transform="skewX (-0.005235987755983) rotate (2.56353960532927) translate (12.2184583333333cm 2.2555cm)"><text:p/><draw:enhanced-geometry svg:viewBox="0 0 21600 21600" draw:mirror-horizontal="false" draw:mirror-vertical="false" draw:type="rectangle" draw:enhanced-path="M 0 0 L 21600 0 21600 21600 0 21600 0 0 Z N"/></draw:custom-shape><draw:g draw:style-name="gr4"><draw:custom-shape draw:name="Forme2" draw:style-name="gr8" draw:text-style-name="P41" svg:width="0.144cm" svg:height="1.999cm" draw:transform="skewX (0.014137166941154) rotate (2.56353960532927) translate (10.7526666666667cm 5.63611111111111cm)"><text:p/><draw:enhanced-geometry svg:viewBox="0 0 21600 21600" draw:mirror-horizontal="false" draw:mirror-vertical="false" draw:type="rectangle" draw:enhanced-path="M 0 0 L 21600 0 21600 21600 0 21600 0 0 Z N"/></draw:custom-shape><draw:custom-shape draw:name="Forme2" draw:style-name="gr9" draw:text-style-name="P36" svg:width="0.145cm" svg:height="1.765cm" draw:transform="skewX (0.00802851455917397) rotate (-2.36492113645232) translate (8.46666666666667cm 5.23118055555556cm)"><text:p/><draw:enhanced-geometry svg:viewBox="0 0 21600 21600" draw:mirror-horizontal="false" draw:mirror-vertical="false" draw:type="rectangle" draw:enhanced-path="M 0 0 L 21600 0 21600 21600 0 21600 0 0 Z N"/></draw:custom-shape><draw:custom-shape draw:name="Forme2" draw:style-name="gr10" draw:text-style-name="P36" svg:width="0.145cm" svg:height="1.756cm" draw:transform="skewX (-0.00296705972839036) rotate (-1.56782926706651) translate (10.3840138888889cm 6.33184722222222cm)"><text:p/><draw:enhanced-geometry svg:viewBox="0 0 21600 21600" draw:mirror-horizontal="false" draw:mirror-vertical="false" draw:type="rectangle" draw:enhanced-path="M 0 0 L 21600 0 21600 21600 0 21600 0 0 Z N"/></draw:custom-shape><draw:custom-shape draw:name="Forme2" draw:style-name="gr11" draw:text-style-name="P36" svg:width="0.145cm" svg:height="1.763cm" draw:transform="skewX (-0.00698131700797732) rotate (-3.13164427685343) translate (8.86983333333333cm 5.48441666666667cm)"><text:p/><draw:enhanced-geometry svg:viewBox="0 0 21600 21600" draw:mirror-horizontal="false" draw:mirror-vertical="false" draw:type="rectangle" draw:enhanced-path="M 0 0 L 21600 0 21600 21600 0 21600 0 0 Z N"/></draw:custom-shape><draw:custom-shape draw:name="Forme1" draw:style-name="gr12" draw:text-style-name="P38" svg:width="2.901cm" svg:height="1.213cm" draw:transform="rotate (-1.56782926706651) translate (9.28158333333333cm 4.97641666666667cm)"><text:p text:style-name="P37"><text:span text:style-name="T29">Pyramide</text:span></text:p><draw:enhanced-geometry svg:viewBox="0 0 21600 21600" draw:mirror-horizontal="false" draw:mirror-vertical="false" draw:type="rectangle" draw:enhanced-path="M 0 0 L 21600 0 21600 21600 0 21600 0 0 Z N"/></draw:custom-shape><draw:custom-shape draw:name="Forme1" draw:style-name="gr13" draw:text-style-name="P38" svg:width="3.352cm" svg:height="1.214cm" draw:transform="skewX (-0.00139626340159546) rotate (-1.56782926706651) translate (7.63234722222222cm 1.002375cm)"><text:p text:style-name="P37"><text:span text:style-name="T29">Chambre secrete</text:span></text:p><draw:enhanced-geometry svg:viewBox="0 0 21600 21600" draw:mirror-horizontal="false" draw:mirror-vertical="false" draw:type="rectangle" draw:enhanced-path="M 0 0 L 21600 0 21600 21600 0 21600 0 0 Z N"/></draw:custom-shape><draw:custom-shape draw:name="Forme1" draw:style-name="gr12" draw:text-style-name="P38" svg:width="2.901cm" svg:height="1.213cm" draw:transform="rotate (-1.56782926706651) translate (11.1177916666667cm 4.94895833333333cm)"><text:p text:style-name="P37"><text:span text:style-name="T29"><text:s/></text:span><text:span text:style-name="T29">Galerie</text:span></text:p><draw:enhanced-geometry svg:viewBox="0 0 21600 21600" draw:mirror-horizontal="false" draw:mirror-vertical="false" draw:type="rectangle" draw:enhanced-path="M 0 0 L 21600 0 21600 21600 0 21600 0 0 Z N"/></draw:custom-shape><draw:custom-shape draw:name="Forme1" draw:style-name="gr14" draw:text-style-name="P38" svg:width="3.301cm" svg:height="1.213cm" draw:transform="skewX (-0.00139626340159546) rotate (-1.56782926706651) translate (9.24983333333334cm 1.01372222222222cm)"><text:p text:style-name="P37"><text:span text:style-name="T29">chambre de la reine</text:span></text:p><draw:enhanced-geometry svg:viewBox="0 0 21600 21600" draw:mirror-horizontal="false" draw:mirror-vertical="false" draw:type="rectangle" draw:enhanced-path="M 0 0 L 21600 0 21600 21600 0 21600 0 0 Z N"/></draw:custom-shape><draw:custom-shape draw:name="Forme1" draw:style-name="gr15" draw:text-style-name="P38" svg:width="2.671cm" svg:height="1.213cm" draw:transform="skewX (-0.00139626340159546) rotate (-1.56782926706651) translate (12.5994583333333cm 1.70440277777778cm)"><text:p text:style-name="P37"><text:span text:style-name="T29">chambre du roi</text:span></text:p><draw:enhanced-geometry svg:viewBox="0 0 21600 21600" draw:mirror-horizontal="false" draw:mirror-vertical="false" draw:type="rectangle" draw:enhanced-path="M 0 0 L 21600 0 21600 21600 0 21600 0 0 Z N"/></draw:custom-shape><draw:custom-shape draw:name="Forme1" draw:style-name="gr16" draw:text-style-name="P38" svg:width="1.197cm" svg:height="1.213cm" draw:transform="skewX (-0.00436332312998582) rotate (-1.56782926706651) translate (13.9752916666667cm 0.19175cm)"><text:p text:style-name="P37"><text:span text:style-name="T29">trésor</text:span></text:p><draw:enhanced-geometry svg:viewBox="0 0 21600 21600" draw:mirror-horizontal="false" draw:mirror-vertical="false" draw:type="rectangle" draw:enhanced-path="M 0 0 L 21600 0 21600 21600 0 21600 0 0 Z N"/></draw:custom-shape></draw:g></draw:g></draw:g><draw:g draw:style-name="gr4"><draw:custom-shape draw:name="Forme2" draw:style-name="gr17" draw:text-style-name="P36" svg:width="0.145cm" svg:height="1.761cm" draw:transform="skewX (0.00802851455917392) rotate (-3.13164427685343) translate (8.91469444444444cm 21.6441666666667cm)"><text:p/><draw:enhanced-geometry svg:viewBox="0 0 21600 21600" draw:mirror-horizontal="false" draw:mirror-vertical="false" draw:type="rectangle" draw:enhanced-path="M 0 0 L 21600 0 21600 21600 0 21600 0 0 Z N"/></draw:custom-shape><draw:g draw:style-name="gr4"><draw:custom-shape draw:name="Forme2" draw:style-name="gr18" draw:text-style-name="P36" svg:width="0.145cm" svg:height="1.759cm" draw:transform="skewX (0.0200712863979348) rotate (-3.13164427685343) translate (8.85572222222222cm 12.5629027777778cm)"><text:p/><draw:enhanced-geometry svg:viewBox="0 0 21600 21600" draw:mirror-horizontal="false" draw:mirror-vertical="false" draw:type="rectangle" draw:enhanced-path="M 0 0 L 21600 0 21600 21600 0 21600 0 0 Z N"/></draw:custom-shape><draw:custom-shape draw:name="Forme2" draw:style-name="gr19" draw:text-style-name="P36" svg:width="0.144cm" svg:height="1.761cm" draw:transform="skewX (0.0240855436775217) rotate (-3.13164427685343) translate (8.92804166666667cm 18.1499027777778cm)"><text:p/><draw:enhanced-geometry svg:viewBox="0 0 21600 21600" draw:mirror-horizontal="false" draw:mirror-vertical="false" draw:type="rectangle" draw:enhanced-path="M 0 0 L 21600 0 21600 21600 0 21600 0 0 Z N"/></draw:custom-shape><draw:custom-shape draw:name="Forme2" draw:style-name="gr20" draw:text-style-name="P41" svg:width="0.144cm" svg:height="1.763cm" draw:transform="skewX (0.0240855436775217) rotate (-3.13164427685343) translate (9.002125cm 15.1805138888889cm)"><text:p/><draw:enhanced-geometry svg:viewBox="0 0 21600 21600" draw:mirror-horizontal="false" draw:mirror-vertical="false" draw:type="rectangle" draw:enhanced-path="M 0 0 L 21600 0 21600 21600 0 21600 0 0 Z N"/></draw:custom-shape><draw:custom-shape draw:name="Forme1" draw:style-name="gr21" draw:text-style-name="P38" svg:width="1.691cm" svg:height="1.216cm" draw:transform="skewX (-0.00139626340159546) rotate (-1.56782926706651) translate (9.50030555555555cm 12.12975cm)"><text:p text:style-name="P37"><text:span text:style-name="T29">Temple</text:span></text:p><draw:enhanced-geometry svg:viewBox="0 0 21600 21600" draw:mirror-horizontal="false" draw:mirror-vertical="false" draw:type="rectangle" draw:enhanced-path="M 0 0 L 21600 0 21600 21600 0 21600 0 0 Z N"/></draw:custom-shape><draw:custom-shape draw:name="Forme1" draw:style-name="gr22" draw:text-style-name="P38" svg:width="2.902cm" svg:height="1.211cm" draw:transform="skewX (-0.00139626340159546) rotate (-1.56782926706651) translate (9.45797222222222cm 14.4573194444444cm)"><text:p text:style-name="P37"><text:span text:style-name="T29">Court du temple</text:span></text:p><draw:enhanced-geometry svg:viewBox="0 0 21600 21600" draw:mirror-horizontal="false" draw:mirror-vertical="false" draw:type="rectangle" draw:enhanced-path="M 0 0 L 21600 0 21600 21600 0 21600 0 0 Z N"/></draw:custom-shape><draw:custom-shape draw:name="Forme1" draw:style-name="gr23" draw:text-style-name="P38" svg:width="2.901cm" svg:height="1.214cm" draw:transform="rotate (-1.56782926706651) translate (9.49148611111111cm 17.7865416666667cm)"><text:p text:style-name="P37"><text:span text:style-name="T29">Sanctuaire</text:span></text:p><draw:enhanced-geometry svg:viewBox="0 0 21600 21600" draw:mirror-horizontal="false" draw:mirror-vertical="false" draw:type="rectangle" draw:enhanced-path="M 0 0 L 21600 0 21600 21600 0 21600 0 0 Z N"/></draw:custom-shape><draw:custom-shape draw:name="Forme1" draw:style-name="gr23" draw:text-style-name="P38" svg:width="2.901cm" svg:height="1.214cm" draw:transform="skewX (0.00139626340159546) rotate (-1.56782926706651) translate (9.52323611111111cm 21.01975cm)"><text:p text:style-name="P37"><text:span text:style-name="T29"><text:s/></text:span><text:span text:style-name="T29">Salle des offrande</text:span></text:p><draw:enhanced-geometry svg:viewBox="0 0 21600 21600" draw:mirror-horizontal="false" draw:mirror-vertical="false" draw:type="rectangle" draw:enhanced-path="M 0 0 L 21600 0 21600 21600 0 21600 0 0 Z N"/></draw:custom-shape></draw:g></draw:g><draw:g draw:style-name="gr4"><draw:custom-shape draw:name="Forme2" draw:style-name="gr24" draw:text-style-name="P36" svg:width="0.142cm" svg:height="1.758cm" draw:transform="skewX (-0.0020943951023932) rotate (-1.56782926706651) translate (8.84766666666667cm 9.73538888888889cm)"><text:p/><draw:enhanced-geometry svg:viewBox="0 0 21600 21600" draw:mirror-horizontal="false" draw:mirror-vertical="false" draw:type="rectangle" draw:enhanced-path="M 0 0 L 21600 0 21600 21600 0 21600 0 0 Z N"/></draw:custom-shape><draw:custom-shape draw:name="Forme2" draw:style-name="gr25" draw:text-style-name="P36" svg:width="0.14cm" svg:height="1.756cm" draw:transform="skewX (-0.00209439510239319) rotate (-1.56782926706651) translate (6.58988888888889cm 9.74497222222222cm)"><text:p/><draw:enhanced-geometry svg:viewBox="0 0 21600 21600" draw:mirror-horizontal="false" draw:mirror-vertical="false" draw:type="rectangle" draw:enhanced-path="M 0 0 L 21600 0 21600 21600 0 21600 0 0 Z N"/></draw:custom-shape><draw:custom-shape draw:name="Forme2" draw:style-name="gr26" draw:text-style-name="P36" svg:width="0.144cm" svg:height="1.758cm" draw:transform="skewX (-0.00401425727958696) rotate (-1.56782926706651) translate (4.64079166666667cm 9.84022222222222cm)"><text:p/><draw:enhanced-geometry svg:viewBox="0 0 21600 21600" draw:mirror-horizontal="false" draw:mirror-vertical="false" draw:type="rectangle" draw:enhanced-path="M 0 0 L 21600 0 21600 21600 0 21600 0 0 Z N"/></draw:custom-shape><draw:custom-shape draw:name="Forme2" draw:style-name="gr27" draw:text-style-name="P36" svg:width="0.14cm" svg:height="1.761cm" draw:transform="skewX (-0.00296705972839036) rotate (-1.56782926706651) translate (2.88219444444444cm 9.85080555555556cm)"><text:p/><draw:enhanced-geometry svg:viewBox="0 0 21600 21600" draw:mirror-horizontal="false" draw:mirror-vertical="false" draw:type="rectangle" draw:enhanced-path="M 0 0 L 21600 0 21600 21600 0 21600 0 0 Z N"/></draw:custom-shape><draw:custom-shape draw:name="Forme2" draw:style-name="gr24" draw:text-style-name="P36" svg:width="0.142cm" svg:height="1.758cm" draw:transform="skewX (-0.00296705972839036) rotate (-3.13164427685343) translate (3.08504166666667cm 12.5566111111111cm)"><text:p/><draw:enhanced-geometry svg:viewBox="0 0 21600 21600" draw:mirror-horizontal="false" draw:mirror-vertical="false" draw:type="rectangle" draw:enhanced-path="M 0 0 L 21600 0 21600 21600 0 21600 0 0 Z N"/></draw:custom-shape><draw:custom-shape draw:name="Forme1" draw:style-name="gr28" draw:text-style-name="P38" svg:width="2.901cm" svg:height="1.211cm" draw:transform="rotate (-1.56782926706651) translate (9.413875cm 8.53947222222222cm)"><text:p text:style-name="P37"><text:span text:style-name="T29">outside</text:span></text:p><draw:enhanced-geometry svg:viewBox="0 0 21600 21600" draw:mirror-horizontal="false" draw:mirror-vertical="false" draw:type="rectangle" draw:enhanced-path="M 0 0 L 21600 0 21600 21600 0 21600 0 0 Z N"/></draw:custom-shape><draw:custom-shape draw:name="Forme1" draw:style-name="gr23" draw:text-style-name="P38" svg:width="2.901cm" svg:height="1.214cm" draw:transform="skewX (0.00139626340159546) rotate (-1.56782926706651) translate (7.22841666666667cm 8.59491666666667cm)"><text:p text:style-name="P37"><text:span text:style-name="T29">Palais</text:span></text:p><draw:enhanced-geometry svg:viewBox="0 0 21600 21600" draw:mirror-horizontal="false" draw:mirror-vertical="false" draw:type="rectangle" draw:enhanced-path="M 0 0 L 21600 0 21600 21600 0 21600 0 0 Z N"/></draw:custom-shape><draw:custom-shape draw:name="Forme1" draw:style-name="gr12" draw:text-style-name="P38" svg:width="2.901cm" svg:height="1.213cm" draw:transform="rotate (-1.56782926706651) translate (5.58976388888889cm 8.59944444444444cm)"><text:p text:style-name="P37"><text:span text:style-name="T29">Cour du palais</text:span></text:p><draw:enhanced-geometry svg:viewBox="0 0 21600 21600" draw:mirror-horizontal="false" draw:mirror-vertical="false" draw:type="rectangle" draw:enhanced-path="M 0 0 L 21600 0 21600 21600 0 21600 0 0 Z N"/></draw:custom-shape><draw:custom-shape draw:name="Forme1" draw:style-name="gr29" draw:text-style-name="P38" svg:width="2.897cm" svg:height="1.213cm" draw:transform="skewX (0.00139626340159546) rotate (-1.56782926706651) translate (3.66183333333333cm 8.58533333333333cm)"><text:p text:style-name="P37"><text:span text:style-name="T29">Salle du trône</text:span></text:p><draw:enhanced-geometry svg:viewBox="0 0 21600 21600" draw:mirror-horizontal="false" draw:mirror-vertical="false" draw:type="rectangle" draw:enhanced-path="M 0 0 L 21600 0 21600 21600 0 21600 0 0 Z N"/></draw:custom-shape><draw:custom-shape draw:name="Forme1" draw:style-name="gr30" draw:text-style-name="P38" svg:width="3.326cm" svg:height="1.213cm" draw:transform="rotate (-1.56782926706651) translate (2.04434722222222cm 8.495375cm)"><text:p text:style-name="P37"><text:span text:style-name="T29">Appartement privé</text:span></text:p><draw:enhanced-geometry svg:viewBox="0 0 21600 21600" draw:mirror-horizontal="false" draw:mirror-vertical="false" draw:type="rectangle" draw:enhanced-path="M 0 0 L 21600 0 21600 21600 0 21600 0 0 Z N"/></draw:custom-shape><draw:custom-shape draw:name="Forme1" draw:style-name="gr31" draw:text-style-name="P38" svg:width="2.899cm" svg:height="1.213cm" draw:transform="rotate (-1.56782926706651) translate (3.62479166666667cm 12.0785972222222cm)"><text:p text:style-name="P37"><text:span text:style-name="T29">Chambre secrete</text:span></text:p><draw:enhanced-geometry svg:viewBox="0 0 21600 21600" draw:mirror-horizontal="false" draw:mirror-vertical="false" draw:type="rectangle" draw:enhanced-path="M 0 0 L 21600 0 21600 21600 0 21600 0 0 Z N"/></draw:custom-shape></draw:g></draw:g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7">Exercice 7.4 .. Exercice 7.17.2 :</text:p>
      <text:p text:style-name="P19">les modification<text:span text:style-name="T24">s</text:span> on<text:span text:style-name="T27">t</text:span> ét<text:span text:style-name="T28">é</text:span> apporté directement au c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5:40:28.245723975</meta:creation-date>
    <dc:date>2019-04-24T21:05:08.588596810</dc:date>
    <meta:editing-duration>PT4H14M14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5" meta:paragraph-count="47" meta:word-count="481" meta:character-count="2787" meta:non-whitespace-character-count="2330"/>
  </office:meta>
</office:document-meta>
</file>